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2764in"/>
    </style:style>
    <style:style style:name="co2" style:family="table-column">
      <style:table-column-properties fo:break-before="auto" style:column-width="0.8626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0.3654in"/>
    </style:style>
    <style:style style:name="co6" style:family="table-column">
      <style:table-column-properties fo:break-before="auto" style:column-width="1.4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1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fo:background-color="transparent" fo:border="none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ext-properties style:font-name="FreeMono"/>
    </style:style>
    <style:style style:name="ce12" style:family="table-cell" style:parent-style-name="Default">
      <style:table-cell-properties style:rotation-align="none"/>
      <style:text-properties style:font-name="FreeMono"/>
    </style:style>
    <style:style style:name="ce17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4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font-name="FreeMono"/>
    </style:style>
    <style:style style:name="ce32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29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25">
      <style:text-properties style:font-name="FreeMono"/>
    </style:style>
    <style:style style:name="ce36" style:family="table-cell" style:parent-style-name="Default" style:data-style-name="N125">
      <style:table-cell-properties style:rotation-align="none"/>
      <style:text-properties style:font-name="FreeMono"/>
    </style:style>
    <style:style style:name="T1" style:family="text">
      <style:text-properties style:font-name="Free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FSC-LIM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4" table:default-cell-style-name="ce12"/>
        <table:table-column table:style-name="co5" table:default-cell-style-name="ce36"/>
        <table:table-column table:style-name="co6" table:default-cell-style-name="ce12"/>
        <table:table-column table:style-name="co7" table:number-columns-repeated="1011" table:default-cell-style-name="ce12"/>
        <table:table-row table:style-name="ro1">
          <table:table-cell table:style-name="ce1" office:value-type="string" calcext:value-type="string" table:number-columns-spanned="6" table:number-rows-spanned="1">
            <text:p>Copyright(C) 2020 Hex Five Security, Inc. - All Rights Reserved</text:p>
          </table:table-cell>
          <table:covered-table-cell table:number-columns-repeated="3" table:style-name="ce4"/>
          <table:covered-table-cell table:style-name="ce32"/>
          <table:covered-table-cell/>
          <table:table-cell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32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6" table:number-rows-spanned="1">
            <text:p># MultiZone reserved: 8K @0x08000000, 4K @0x01800000, 3.5K @0x01000000</text:p>
          </table:table-cell>
          <table:covered-table-cell table:number-columns-repeated="3" table:style-name="ce4"/>
          <table:covered-table-cell table:style-name="ce32"/>
          <table:covered-table-cell/>
          <table:table-cell table:number-columns-repeated="1011"/>
        </table:table-row>
        <table:table-row table:style-name="ro1">
          <table:table-cell table:style-name="ce4" table:number-columns-repeated="4"/>
          <table:table-cell table:style-name="ce32"/>
          <table:table-cell table:number-columns-repeated="1012"/>
        </table:table-row>
        <table:table-row table:style-name="ro1">
          <table:table-cell table:style-name="ce15" office:value-type="string" calcext:value-type="string">
            <text:p>LIM (512KB)</text:p>
          </table:table-cell>
          <table:table-cell table:style-name="ce15" office:value-type="string" calcext:value-type="string">
            <text:p>SIZE (KB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29" office:value-type="string" calcext:value-type="string">
            <text:p>PMP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<text:span text:style-name="T1">MULTIZONE</text:span> prog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HEX2DEC(SUBSTITUTE([.D6];&quot;0x&quot;;&quot;&quot;))" office:value-type="float" office:value="134217728" calcext:value-type="float">
            <text:p>134217728</text:p>
          </table:table-cell>
          <table:table-cell table:style-name="ce23" office:value-type="string" calcext:value-type="string">
            <text:p>0x08000000</text:p>
          </table:table-cell>
          <table:table-cell table:style-name="ce30" table:formula="of:=IF(AND(LOG([.B6];2)=TRUNC(LOG([.B6];2)); MOD([.C6];[.B6]*1024)=0); &quot;&quot;; &quot;!&quot;)">
            <text:p/>
          </table:table-cell>
          <table:table-cell/>
          <table:table-cell table:style-name="ce6"/>
          <table:table-cell table:style-name="ce16"/>
          <table:table-cell table:number-columns-repeated="1009"/>
        </table:table-row>
        <table:table-row table:style-name="ro1">
          <table:table-cell table:style-name="ce6" office:value-type="string" calcext:value-type="string">
            <text:p>BOOT prog</text:p>
          </table:table-cell>
          <table:table-cell table:style-name="ce17" office:value-type="float" office:value="52" calcext:value-type="float">
            <text:p>52</text:p>
          </table:table-cell>
          <table:table-cell table:style-name="ce16" table:formula="of:=[.C6]+[.B6]*1024" office:value-type="float" office:value="134225920" calcext:value-type="float">
            <text:p>134225920</text:p>
          </table:table-cell>
          <table:table-cell table:style-name="ce24" table:formula="of:=CONCATENATE(&quot;0x&quot;;DEC2HEX([.C7];8))" office:value-type="string" office:string-value="0x08002000" calcext:value-type="string">
            <text:p>0x08002000</text:p>
          </table:table-cell>
          <table:table-cell table:style-name="ce30" table:formula="of:=IF(AND(LOG([.B7];2)=TRUNC(LOG([.B7];2)); MOD([.C7];[.B7]*1024)=0); &quot;&quot;; &quot;!&quot;)" office:value-type="string" office:string-value="!" calcext:value-type="string">
            <text:p>!</text:p>
          </table:table-cell>
          <table:table-cell/>
          <table:table-cell table:style-name="ce6"/>
          <table:table-cell table:style-name="ce17"/>
          <table:table-cell table:number-columns-repeated="1009"/>
        </table:table-row>
        <table:table-row table:style-name="ro1">
          <table:table-cell table:style-name="ce6" office:value-type="string" calcext:value-type="string">
            <text:p>ZONE1 prog 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table:formula="of:=[.C7]+[.B7]*1024" office:value-type="float" office:value="134279168" calcext:value-type="float">
            <text:p>134279168</text:p>
          </table:table-cell>
          <table:table-cell table:style-name="ce24" table:formula="of:=CONCATENATE(&quot;0x&quot;;DEC2HEX([.C8];8))" office:value-type="string" office:string-value="0x0800F000" calcext:value-type="string">
            <text:p>0x0800F000</text:p>
          </table:table-cell>
          <table:table-cell table:style-name="ce30" table:formula="of:=IF(AND(LOG([.B8];2)=TRUNC(LOG([.B8];2)); MOD([.C8];[.B8]*1024)=0); &quot;&quot;; &quot;!&quot;)" office:value-type="string" office:string-value="!" calcext:value-type="string">
            <text:p>!</text:p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6" office:value-type="string" calcext:value-type="string">
            <text:p><text:span text:style-name="T1">ZONE2 prog</text:span> 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8]+[.B8]*1024" office:value-type="float" office:value="134479872" calcext:value-type="float">
            <text:p>134479872</text:p>
          </table:table-cell>
          <table:table-cell table:style-name="ce24" table:formula="of:=CONCATENATE(&quot;0x&quot;;DEC2HEX([.C9];8))" office:value-type="string" office:string-value="0x08040000" calcext:value-type="string">
            <text:p>0x08040000</text:p>
          </table:table-cell>
          <table:table-cell table:style-name="ce30" table:formula="of:=IF(AND(LOG([.B9];2)=TRUNC(LOG([.B9];2)); MOD([.C9];[.B9]*1024)=0); &quot;&quot;; &quot;!&quot;)">
            <text:p/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6" office:value-type="string" calcext:value-type="string">
            <text:p><text:span text:style-name="T1">ZONE3 prog</text:span> 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9]+[.B9]*1024" office:value-type="float" office:value="134496256" calcext:value-type="float">
            <text:p>134496256</text:p>
          </table:table-cell>
          <table:table-cell table:style-name="ce24" table:formula="of:=CONCATENATE(&quot;0x&quot;;DEC2HEX([.C10];8))" office:value-type="string" office:string-value="0x08044000" calcext:value-type="string">
            <text:p>0x08044000</text:p>
          </table:table-cell>
          <table:table-cell table:style-name="ce30" table:formula="of:=IF(AND(LOG([.B10];2)=TRUNC(LOG([.B10];2)); MOD([.C10];[.B10]*1024)=0); &quot;&quot;; &quot;!&quot;)">
            <text:p/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6" office:value-type="string" calcext:value-type="string">
            <text:p><text:span text:style-name="T1">ZONE4 prog</text:span> 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10]+[.B10]*1024" office:value-type="float" office:value="134512640" calcext:value-type="float">
            <text:p>134512640</text:p>
          </table:table-cell>
          <table:table-cell table:style-name="ce24" table:formula="of:=CONCATENATE(&quot;0x&quot;;DEC2HEX([.C11];8))" office:value-type="string" office:string-value="0x08048000" calcext:value-type="string">
            <text:p>0x08048000</text:p>
          </table:table-cell>
          <table:table-cell table:style-name="ce30" table:formula="of:=IF(AND(LOG([.B11];2)=TRUNC(LOG([.B11];2)); MOD([.C11];[.B11]*1024)=0); &quot;&quot;; &quot;!&quot;)">
            <text:p/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8" office:value-type="string" calcext:value-type="string">
            <text:p>ZONE1/BOOT data</text:p>
          </table:table-cell>
          <table:table-cell table:style-name="ce17" office:value-type="float" office:value="160" calcext:value-type="float">
            <text:p>160</text:p>
          </table:table-cell>
          <table:table-cell table:style-name="ce16" table:formula="of:=[.C11]+[.B11]*1024" office:value-type="float" office:value="134529024" calcext:value-type="float">
            <text:p>134529024</text:p>
          </table:table-cell>
          <table:table-cell table:style-name="ce24" table:formula="of:=CONCATENATE(&quot;0x&quot;;DEC2HEX([.C12];8))" office:value-type="string" office:string-value="0x0804C000" calcext:value-type="string">
            <text:p>0x0804C000</text:p>
          </table:table-cell>
          <table:table-cell table:style-name="ce30" table:formula="of:=IF(AND(LOG([.B12];2)=TRUNC(LOG([.B12];2)); MOD([.C12];[.B12]*1024)=0); &quot;&quot;; &quot;!&quot;)" office:value-type="string" office:string-value="!" calcext:value-type="string">
            <text:p>!</text:p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6" office:value-type="string" calcext:value-type="string">
            <text:p>ZONE2 data 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C12]+[.B12]*1024" office:value-type="float" office:value="134692864" calcext:value-type="float">
            <text:p>134692864</text:p>
          </table:table-cell>
          <table:table-cell table:style-name="ce24" table:formula="of:=CONCATENATE(&quot;0x&quot;;DEC2HEX([.C13];8))" office:value-type="string" office:string-value="0x08074000" calcext:value-type="string">
            <text:p>0x08074000</text:p>
          </table:table-cell>
          <table:table-cell table:style-name="ce30" table:formula="of:=IF(AND(LOG([.B13];2)=TRUNC(LOG([.B13];2)); MOD([.C13];[.B13]*1024)=0); &quot;&quot;; &quot;!&quot;)">
            <text:p/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6" office:value-type="string" calcext:value-type="string">
            <text:p>ZONE3 data 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13]+[.B13]*1024" office:value-type="float" office:value="134709248" calcext:value-type="float">
            <text:p>134709248</text:p>
          </table:table-cell>
          <table:table-cell table:style-name="ce24" table:formula="of:=CONCATENATE(&quot;0x&quot;;DEC2HEX([.C14];8))" office:value-type="string" office:string-value="0x08078000" calcext:value-type="string">
            <text:p>0x08078000</text:p>
          </table:table-cell>
          <table:table-cell table:style-name="ce30" table:formula="of:=IF(AND(LOG([.B14];2)=TRUNC(LOG([.B14];2)); MOD([.C14];[.B14]*1024)=0); &quot;&quot;; &quot;!&quot;)">
            <text:p/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6" office:value-type="string" calcext:value-type="string">
            <text:p>ZONE4 data 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14]+[.B14]*1024" office:value-type="float" office:value="134725632" calcext:value-type="float">
            <text:p>134725632</text:p>
          </table:table-cell>
          <table:table-cell table:style-name="ce24" table:formula="of:=CONCATENATE(&quot;0x&quot;;DEC2HEX([.C15];8))" office:value-type="string" office:string-value="0x0807C000" calcext:value-type="string">
            <text:p>0x0807C000</text:p>
          </table:table-cell>
          <table:table-cell table:style-name="ce30" table:formula="of:=IF(AND(LOG([.B15];2)=TRUNC(LOG([.B15];2)); MOD([.C15];[.B15]*1024)=0); &quot;&quot;; &quot;!&quot;)">
            <text:p/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6:.B15])" office:value-type="float" office:value="512" calcext:value-type="float">
            <text:p>512</text:p>
          </table:table-cell>
          <table:table-cell table:style-name="ce16"/>
          <table:table-cell table:style-name="ce24"/>
          <table:table-cell table:style-name="ce30"/>
          <table:table-cell table:number-columns-repeated="1012"/>
        </table:table-row>
        <table:table-row table:style-name="ro1">
          <table:table-cell table:style-name="ce19"/>
          <table:table-cell table:style-name="ce4"/>
          <table:table-cell table:style-name="ce16"/>
          <table:table-cell table:style-name="ce24"/>
          <table:table-cell table:style-name="ce30"/>
          <table:table-cell table:number-columns-repeated="1012"/>
        </table:table-row>
        <table:table-row table:style-name="ro1">
          <table:table-cell table:style-name="ce15" office:value-type="string" calcext:value-type="string">
            <text:p>DDR (768M)</text:p>
          </table:table-cell>
          <table:table-cell table:style-name="ce15" office:value-type="string" calcext:value-type="string">
            <text:p>SIZE (MB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29" office:value-type="string" calcext:value-type="string">
            <text:p>PMP</text:p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HART1 prog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HEX2DEC(SUBSTITUTE([.D19];&quot;0x&quot;;&quot;&quot;))" office:value-type="float" office:value="2147483648" calcext:value-type="float">
            <text:p>2147483648</text:p>
          </table:table-cell>
          <table:table-cell table:style-name="ce23" office:value-type="string" calcext:value-type="string">
            <text:p>0x80000000</text:p>
          </table:table-cell>
          <table:table-cell table:style-name="ce30" table:formula="of:=IF(AND(LOG([.B19];2)=TRUNC(LOG([.B19];2)); MOD([.C19];[.B19]*1024)=0); &quot;&quot;; &quot;!&quot;)">
            <text:p/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HART2 prog</text:p>
          </table:table-cell>
          <table:table-cell table:style-name="ce6" office:value-type="float" office:value="64" calcext:value-type="float">
            <text:p>64</text:p>
          </table:table-cell>
          <table:table-cell table:style-name="ce16" table:formula="of:=[.C19]+[.B19]*1024*1024" office:value-type="float" office:value="2214592512" calcext:value-type="float">
            <text:p>2214592512</text:p>
          </table:table-cell>
          <table:table-cell table:style-name="ce24" table:formula="of:=CONCATENATE(&quot;0x&quot;;DEC2HEX([.C20];8))" office:value-type="string" office:string-value="0x84000000" calcext:value-type="string">
            <text:p>0x84000000</text:p>
          </table:table-cell>
          <table:table-cell table:style-name="ce30" table:formula="of:=IF(AND(LOG([.B20];2)=TRUNC(LOG([.B20];2)); MOD([.C20];[.B20]*1024)=0); &quot;&quot;; &quot;!&quot;)">
            <text:p/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HART3 prog</text:p>
          </table:table-cell>
          <table:table-cell table:style-name="ce6" office:value-type="float" office:value="64" calcext:value-type="float">
            <text:p>64</text:p>
          </table:table-cell>
          <table:table-cell table:style-name="ce16" table:formula="of:=[.C20]+[.B20]*1024*1024" office:value-type="float" office:value="2281701376" calcext:value-type="float">
            <text:p>2281701376</text:p>
          </table:table-cell>
          <table:table-cell table:style-name="ce24" table:formula="of:=CONCATENATE(&quot;0x&quot;;DEC2HEX([.C21];8))" office:value-type="string" office:string-value="0x88000000" calcext:value-type="string">
            <text:p>0x88000000</text:p>
          </table:table-cell>
          <table:table-cell table:style-name="ce30" table:formula="of:=IF(AND(LOG([.B21];2)=TRUNC(LOG([.B21];2)); MOD([.C21];[.B21]*1024)=0); &quot;&quot;; &quot;!&quot;)">
            <text:p/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HART4 prog</text:p>
          </table:table-cell>
          <table:table-cell table:style-name="ce6" office:value-type="float" office:value="64" calcext:value-type="float">
            <text:p>64</text:p>
          </table:table-cell>
          <table:table-cell table:style-name="ce16" table:formula="of:=[.C21]+[.B21]*1024*1024" office:value-type="float" office:value="2348810240" calcext:value-type="float">
            <text:p>2348810240</text:p>
          </table:table-cell>
          <table:table-cell table:style-name="ce24" table:formula="of:=CONCATENATE(&quot;0x&quot;;DEC2HEX([.C22];8))" office:value-type="string" office:string-value="0x8C000000" calcext:value-type="string">
            <text:p>0x8C000000</text:p>
          </table:table-cell>
          <table:table-cell table:style-name="ce30" table:formula="of:=IF(AND(LOG([.B22];2)=TRUNC(LOG([.B22];2)); MOD([.C22];[.B22]*1024)=0); &quot;&quot;; &quot;!&quot;)">
            <text:p/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HART1 data</text:p>
          </table:table-cell>
          <table:table-cell table:style-name="ce6" office:value-type="float" office:value="32" calcext:value-type="float">
            <text:p>32</text:p>
          </table:table-cell>
          <table:table-cell table:style-name="ce16" table:formula="of:=[.C22]+[.B22]*1024*1024" office:value-type="float" office:value="2415919104" calcext:value-type="float">
            <text:p>2415919104</text:p>
          </table:table-cell>
          <table:table-cell table:style-name="ce24" table:formula="of:=CONCATENATE(&quot;0x&quot;;DEC2HEX([.C23];8))" office:value-type="string" office:string-value="0x90000000" calcext:value-type="string">
            <text:p>0x90000000</text:p>
          </table:table-cell>
          <table:table-cell table:style-name="ce30" table:formula="of:=IF(AND(LOG([.B23];2)=TRUNC(LOG([.B23];2)); MOD([.C23];[.B23]*1024)=0); &quot;&quot;; &quot;!&quot;)">
            <text:p/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HART2 data</text:p>
          </table:table-cell>
          <table:table-cell table:style-name="ce6" office:value-type="float" office:value="32" calcext:value-type="float">
            <text:p>32</text:p>
          </table:table-cell>
          <table:table-cell table:style-name="ce16" table:formula="of:=[.C23]+[.B23]*1024*1024" office:value-type="float" office:value="2449473536" calcext:value-type="float">
            <text:p>2449473536</text:p>
          </table:table-cell>
          <table:table-cell table:style-name="ce24" table:formula="of:=CONCATENATE(&quot;0x&quot;;DEC2HEX([.C24];8))" office:value-type="string" office:string-value="0x92000000" calcext:value-type="string">
            <text:p>0x92000000</text:p>
          </table:table-cell>
          <table:table-cell table:style-name="ce30" table:formula="of:=IF(AND(LOG([.B24];2)=TRUNC(LOG([.B24];2)); MOD([.C24];[.B24]*1024)=0); &quot;&quot;; &quot;!&quot;)">
            <text:p/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HART3 data</text:p>
          </table:table-cell>
          <table:table-cell table:style-name="ce6" office:value-type="float" office:value="32" calcext:value-type="float">
            <text:p>32</text:p>
          </table:table-cell>
          <table:table-cell table:style-name="ce16" table:formula="of:=[.C24]+[.B24]*1024*1024" office:value-type="float" office:value="2483027968" calcext:value-type="float">
            <text:p>2483027968</text:p>
          </table:table-cell>
          <table:table-cell table:style-name="ce24" table:formula="of:=CONCATENATE(&quot;0x&quot;;DEC2HEX([.C25];8))" office:value-type="string" office:string-value="0x94000000" calcext:value-type="string">
            <text:p>0x94000000</text:p>
          </table:table-cell>
          <table:table-cell table:style-name="ce30" table:formula="of:=IF(AND(LOG([.B25];2)=TRUNC(LOG([.B25];2)); MOD([.C25];[.B25]*1024)=0); &quot;&quot;; &quot;!&quot;)">
            <text:p/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HART4 data</text:p>
          </table:table-cell>
          <table:table-cell table:style-name="ce6" office:value-type="float" office:value="32" calcext:value-type="float">
            <text:p>32</text:p>
          </table:table-cell>
          <table:table-cell table:style-name="ce16" table:formula="of:=[.C25]+[.B25]*1024*1024" office:value-type="float" office:value="2516582400" calcext:value-type="float">
            <text:p>2516582400</text:p>
          </table:table-cell>
          <table:table-cell table:style-name="ce24" table:formula="of:=CONCATENATE(&quot;0x&quot;;DEC2HEX([.C26];8))" office:value-type="string" office:string-value="0x96000000" calcext:value-type="string">
            <text:p>0x96000000</text:p>
          </table:table-cell>
          <table:table-cell table:style-name="ce30" table:formula="of:=IF(AND(LOG([.B26];2)=TRUNC(LOG([.B26];2)); MOD([.C26];[.B26]*1024)=0); &quot;&quot;; &quot;!&quot;)">
            <text:p/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19:.B26])" office:value-type="float" office:value="384" calcext:value-type="float">
            <text:p>384</text:p>
          </table:table-cell>
          <table:table-cell table:style-name="ce16"/>
          <table:table-cell table:style-name="ce24"/>
          <table:table-cell table:style-name="ce30"/>
          <table:table-cell table:number-columns-repeated="1012"/>
        </table:table-row>
        <table:table-row table:style-name="ro1">
          <table:table-cell table:style-name="ce20" table:number-columns-repeated="4"/>
          <table:table-cell table:style-name="ce31"/>
          <table:table-cell table:style-name="ce20" table:number-columns-repeated="1012"/>
        </table:table-row>
        <table:table-row table:style-name="ro1">
          <table:table-cell table:style-name="ce15" office:value-type="string" calcext:value-type="string">
            <text:p>E51 ITIM (8K)</text:p>
          </table:table-cell>
          <table:table-cell table:style-name="ce15" office:value-type="string" calcext:value-type="string">
            <text:p>SIZE (KB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29"/>
          <table:table-cell table:number-columns-repeated="1012"/>
        </table:table-row>
        <table:table-row table:style-name="ro1">
          <table:table-cell table:style-name="ce16" office:value-type="string" calcext:value-type="string">
            <text:p>MULTIZONE prog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HEX2DEC(SUBSTITUTE([.D30];&quot;0x&quot;;&quot;&quot;))" office:value-type="float" office:value="25165824" calcext:value-type="float">
            <text:p>25165824</text:p>
          </table:table-cell>
          <table:table-cell table:style-name="ce23" office:value-type="string" calcext:value-type="string">
            <text:p>0x01800000</text:p>
          </table:table-cell>
          <table:table-cell table:style-name="ce30"/>
          <table:table-cell table:number-columns-repeated="1012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30:.B30])" office:value-type="float" office:value="4" calcext:value-type="float">
            <text:p>4</text:p>
          </table:table-cell>
          <table:table-cell table:style-name="ce16"/>
          <table:table-cell table:style-name="ce24"/>
          <table:table-cell table:style-name="ce30"/>
          <table:table-cell table:number-columns-repeated="1012"/>
        </table:table-row>
        <table:table-row table:style-name="ro1">
          <table:table-cell table:style-name="ce4" table:number-columns-repeated="4"/>
          <table:table-cell table:style-name="ce32"/>
          <table:table-cell table:number-columns-repeated="1012"/>
        </table:table-row>
        <table:table-row table:style-name="ro1">
          <table:table-cell table:style-name="ce15" office:value-type="string" calcext:value-type="string">
            <text:p>E51 DTIM (8K)</text:p>
          </table:table-cell>
          <table:table-cell table:style-name="ce15" office:value-type="string" calcext:value-type="string">
            <text:p>SIZE (KB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29"/>
          <table:table-cell table:number-columns-repeated="1012"/>
        </table:table-row>
        <table:table-row table:style-name="ro1">
          <table:table-cell table:style-name="ce16" office:value-type="string" calcext:value-type="string">
            <text:p><text:span text:style-name="T1">MULTIZONE</text:span> data</text:p>
          </table:table-cell>
          <table:table-cell table:style-name="ce14" office:value-type="float" office:value="2.5" calcext:value-type="float">
            <text:p>2.50</text:p>
          </table:table-cell>
          <table:table-cell table:style-name="ce16" table:formula="of:=HEX2DEC(SUBSTITUTE([.D34];&quot;0x&quot;;&quot;&quot;))" office:value-type="float" office:value="16777216" calcext:value-type="float">
            <text:p>16777216</text:p>
          </table:table-cell>
          <table:table-cell table:style-name="ce23" office:value-type="string" calcext:value-type="string">
            <text:p>0x01000000</text:p>
          </table:table-cell>
          <table:table-cell table:style-name="ce30"/>
          <table:table-cell table:number-columns-repeated="1012"/>
        </table:table-row>
        <table:table-row table:style-name="ro1">
          <table:table-cell table:style-name="ce16" office:value-type="string" calcext:value-type="string">
            <text:p>MULTIZONE ipc</text:p>
          </table:table-cell>
          <table:table-cell table:style-name="ce38" office:value-type="float" office:value="1" calcext:value-type="float">
            <text:p>1</text:p>
          </table:table-cell>
          <table:table-cell table:style-name="ce16" table:formula="of:=[.C34]+[.B34]*1024" office:value-type="float" office:value="16779776" calcext:value-type="float">
            <text:p>16779776</text:p>
          </table:table-cell>
          <table:table-cell table:style-name="ce24" table:formula="of:=CONCATENATE(&quot;0x&quot;;DEC2HEX([.C35];8))" office:value-type="string" office:string-value="0x01000A00" calcext:value-type="string">
            <text:p>0x01000A00</text:p>
          </table:table-cell>
          <table:table-cell table:style-name="ce30"/>
          <table:table-cell table:number-columns-repeated="1012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34:.B35])" office:value-type="float" office:value="3.5" calcext:value-type="float">
            <text:p>3.5</text:p>
          </table:table-cell>
          <table:table-cell table:style-name="ce16"/>
          <table:table-cell table:style-name="ce24"/>
          <table:table-cell table:style-name="ce30"/>
          <table:table-cell table:number-columns-repeated="1012"/>
        </table:table-row>
        <table:table-row table:style-name="ro1" table:number-rows-repeated="1048539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10:20:59.429041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1T15:22:14</meta:creation-date>
    <meta:initial-creator>Cesare Garlati</meta:initial-creator>
    <dc:language>en-US</dc:language>
    <dc:date>2022-04-02T10:29:24.696133013</dc:date>
    <meta:editing-cycles>156</meta:editing-cycles>
    <meta:editing-duration>P1DT10H37M41S</meta:editing-duration>
    <meta:generator>LibreOffice/7.0.4.2$Linux_X86_64 LibreOffice_project/00$Build-2</meta:generator>
    <meta:document-statistic meta:table-count="1" meta:cell-count="126" meta:object-count="0"/>
  </office:meta>
</office:document-meta>
</file>